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stellar" svg:font-family="Castellar" style:font-family-generic="roman" style:font-pitch="variable"/>
    <style:font-face style:name="Times New Roman" svg:font-family="'Times New Roman'" style:font-family-generic="roman" style:font-pitch="variable"/>
  </office:font-face-decls>
  <office:automatic-styles>
    <style:style style:name="P1" style:family="paragraph" style:parent-style-name="Normal">
      <style:text-properties style:font-name="Arial" style:font-name-complex="Arial"/>
    </style:style>
    <style:style style:name="P2" style:family="paragraph" style:parent-style-name="Heading" style:master-page-name="MP0">
      <style:paragraph-properties style:page-number="auto" fo:break-before="page"/>
    </style:style>
    <style:style style:name="P3" style:family="paragraph" style:parent-style-name="Header">
      <style:text-properties fo:color="#c9211e" loext:opacity="100%"/>
    </style:style>
    <style:style style:name="T1" style:family="text">
      <style:text-properties style:font-name="Arial" style:font-name-complex="Arial"/>
    </style:style>
    <style:style style:name="T2" style:family="text">
      <style:text-properties style:font-name="Arial" officeooo:rsid="000663f7" style:font-name-complex="Arial"/>
    </style:style>
    <style:style style:name="T3" style:family="text">
      <style:text-properties style:font-name="Arial" fo:language="en" fo:country="US" style:font-name-complex="Ari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ables et histoires</text:p>
      <text:h text:style-name="Effet_20_Pix" text:outline-level="1">Introduction</text:h>
      <text:p text:style-name="P1">Lorem ipsum dolor sit amet, consectetur adipiscing elit. Phasellus auctor lectus vel ex mattis, eu sodales nibh tristique. Etiam fermentum sodales massa eu porttitor. Donec eget fringilla ex. Pellentesque volutpat ex vitae diam mattis gravida. In eu nunc sed ipsum fringilla malesuada quis ac risus. Vivamus vitae eros a urna porta consequat nec ac urna. Ut leo nulla, tristique ac dui ac, consectetur tempus sapien. In sed nulla et mi accumsan lacinia.</text:p>
      <text:p text:style-name="P1">Aenean condimentum scelerisque nulla, quis pellentesque ipsum ornare vitae. Mauris id ligula felis. Praesent efficitur a lacus in rutrum. Mauris elit, maximus sit amet placerat id, venenatis cursus lectus. Aliquam erat volutpat. Maecenas pretium imperdiet posuere. Vivamus efficitur nisl vitae nisi porta, sit amet consequat est facilisis. Fusce pretium semper vestibulum. Quisque lacinia at dui a dignissim. Nulla leo magna, laoreet at dui vel, sagittis suscipit magna. Interdum et malesuada fames ac ante ipsum primis in faucibus. Sed nec rhoncus sapien. Nam orci ex, dictum eget suscipit eget, vehicula a nisl. Suspendisse ut tortor sapien. Etiam hendrerit suscipit augue, in blandit lacus elementum id. Phasellus vel dictum mauris.</text:p>
      <text:h text:style-name="Effet_20_Pix" text:outline-level="1">Les origines</text:h>
      <text:p text:style-name="Normal"><text:span text:style-name="Police_20_par_20_défaut"><text:span text:style-name="T1">Curabitur vitae dictum urna, vitae facilisis ante. Praesent consectetur, urna sit amet vehicula pharetra, sapien dui mollis risus, vel fermentum velit sapien ut felis. Duis molestie suscipit lectus, non vehicula nisi pretium in. Proin consectetur urna sed lacinia gravida. Nam venenatis eleifend magna, commodo posuere arcu consectetur et. Fusce non ex libero. Integer luctus pretium neque in mattis. Proin vel placerat ipsum. Nullam placerat libero erat, a consectetur elit sollicitudin et. Cras semper non sapien vel dignissim. Cum sociis natoque penatibus et magnis dis parturient montes, nascetur ridiculus mus. </text:span></text:span><text:span text:style-name="Police_20_par_20_défaut"><text:span text:style-name="T3">Donec vitae laoreet enim. Nunc pretium, elit nec rutrum dapibus, lacus tortor convallis turpis, vitae vestibulum tortor odio ut nisi. </text:span></text:span><text:span text:style-name="Police_20_par_20_défaut"><text:span text:style-name="T1">Cum sociis natoque penatibus et magnis dis parturient montes, nascetur ridiculus mus. Donec pretium nisl nibh, non convallis lacus pulvinar a. Nunc elementum luctus.</text:span></text:span></text:p>
      <text:p text:style-name="Normal"><text:span text:style-name="Police_20_par_20_défaut"><text:span text:style-name="T1"/></text:span></text:p>
      <text:p text:style-name="Normal"><text:span text:style-name="Police_20_par_20_défaut"><text:span text:style-name="T2">U+</text:span></text:span><text:span text:style-name="Police_20_par_20_défaut"><text:span text:style-name="T1">6276</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stellar" svg:font-family="Castellar" style:font-family-generic="roman"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cm" style:contextual-spacing="false" fo:line-height="100%"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Effet_20_Pix" style:display-name="Effet Pix" style:family="paragraph" style:parent-style-name="Heading_20_1" style:default-outline-level="1" style:list-style-name="">
      <style:paragraph-properties fo:hyphenation-ladder-count="no-limit"/>
      <style:text-properties style:font-name="Castellar" fo:font-family="Castellar" style:font-family-generic="roman" style:font-pitch="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loext:hyphenation-no-caps="false" loext:hyphenation-no-last-word="false" loext:hyphenation-word-char-count="no-limit" loext:hyphenation-zone="no-limit"/>
    </style:style>
    <style:style style:name="Police_20_par_20_défaut" style:display-name="Police par défaut" style:family="text"/>
    <style:style style:name="Titre_20_Car" style:display-name="Titre Car" style:family="text" style:parent-style-name="Police_20_par_20_défau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Titre_20_1_20_Car" style:display-name="Titre 1 Car" style:family="text" style:parent-style-name="Police_20_par_20_défau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En-tête_20_Car" style:display-name="En-tête Car" style:family="text" style:parent-style-name="Police_20_par_20_défaut"/>
    <style:style style:name="Pied_20_de_20_page_20_Car" style:display-name="Pied de page Car" style:family="text" style:parent-style-name="Police_20_par_20_défaut"/>
    <text:outline-style style:name="Outline">
      <text:outline-level-style text:level="1" loext:num-list-format="%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color="#c9211e" loext:opacity="100%"/>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MP1">Livre</text:p>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initial-creator/>
    <meta:creation-date>2017-10-12T14:54:00Z</meta:creation-date>
    <dc:date>2024-01-22T16:15:11.211000000</dc:date>
    <meta:editing-cycles>2</meta:editing-cycles>
    <meta:editing-duration>PT17M14S</meta:editing-duration>
    <meta:document-statistic meta:table-count="0" meta:image-count="0" meta:object-count="0" meta:page-count="1" meta:paragraph-count="8" meta:word-count="321" meta:character-count="2157" meta:non-whitespace-character-count="1844"/>
    <meta:template xlink:type="simple" xlink:actuate="onRequest" xlink:title="" xlink:href="Normal"/>
  </office:meta>
</office:document-meta>
</file>